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05d0" officeooo:paragraph-rsid="000c05d0"/>
    </style:style>
    <style:style style:name="P2" style:family="paragraph" style:parent-style-name="Heading_20_2">
      <style:text-properties officeooo:rsid="00136bdc" officeooo:paragraph-rsid="00136bdc"/>
    </style:style>
    <style:style style:name="P3" style:family="paragraph" style:parent-style-name="Standard">
      <style:text-properties officeooo:rsid="000c05d0" officeooo:paragraph-rsid="000c05d0"/>
    </style:style>
    <style:style style:name="P4" style:family="paragraph" style:parent-style-name="Standard">
      <style:text-properties officeooo:rsid="000db62e" officeooo:paragraph-rsid="000db62e"/>
    </style:style>
    <style:style style:name="P5" style:family="paragraph" style:parent-style-name="Standard">
      <style:text-properties officeooo:rsid="00116ec2" officeooo:paragraph-rsid="00116ec2"/>
    </style:style>
    <style:style style:name="T1" style:family="text">
      <style:text-properties officeooo:rsid="000db62e"/>
    </style:style>
    <style:style style:name="T2" style:family="text">
      <style:text-properties officeooo:rsid="000f6f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Mi empresa con 10€ de presupuesto</text:h>
      <text:p text:style-name="P4">Mi empresa va a ser una de reparaciones de baterías centradas en iPhone debido a su alta demanda, la primera batería se conseguiría barata de un trato en <text:span text:style-name="T2">W</text:span>allapop y se cambiaría una por 30€, así a medida que se incrementa el precio, del cambio de batería y la calidad de las mismas. <text:span text:style-name="T2">Y el negocio se basaría en la reparación por vía en Wallapop.</text:span></text:p>
      <text:p text:style-name="P1"/>
      <text:p text:style-name="P1">Segmentos de clientes: adolescentes y j<text:span text:style-name="T1">ó</text:span>venes </text:p>
      <text:p text:style-name="P1">Propuesta de valor Servicio de cambio de baterías de iPhone </text:p>
      <text:p text:style-name="P1">Canales RRSS, <text:s/>Wallapop, WhatsApp. </text:p>
      <text:p text:style-name="P5">Relaciones con los clientes Vía Wallapop para el servicio de reparación </text:p>
      <text:p text:style-name="P1">Estructuras de ingresos: 10€ </text:p>
      <text:p text:style-name="P1">Recursos claves <text:s/><text:span text:style-name="T1">Kit de herramientas y de electrónica </text:span></text:p>
      <text:p text:style-name="P1">Actividades claves <text:span text:style-name="T2">Contactar con el posible cliente </text:span></text:p>
      <text:p text:style-name="P1">Afi<text:span text:style-name="T1">li</text:span>ados claves: Distribuidor de baterías chinas compatibles</text:p>
      <text:p text:style-name="P4">Estructuras de costes: El servicio de cambio de las baterías 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09:34:45.315000000</meta:creation-date>
    <dc:date>2023-10-17T14:23:27.098000000</dc:date>
    <meta:editing-duration>PT1H6M28S</meta:editing-duration>
    <meta:editing-cycles>5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1" meta:word-count="138" meta:character-count="847" meta:non-whitespace-character-count="710"/>
  </office:meta>
</office:document-meta>
</file>